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Factory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FactoryTest.call_method_that_throws_a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Class.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FactoryTest.call_method_that_returns_a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